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4.535cm"/>
    </style:style>
    <style:style style:name="Table1.B" style:family="table-column">
      <style:table-column-properties style:column-width="5.607cm"/>
    </style:style>
    <style:style style:name="Table1.C" style:family="table-column">
      <style:table-column-properties style:column-width="6.856cm"/>
    </style:style>
    <style:style style:name="Table1.A1" style:family="table-cell">
      <style:table-cell-properties style:vertical-align="middle" fo:padding="0.049cm" fo:border="none"/>
    </style:style>
    <style:style style:name="Table2" style:family="table">
      <style:table-properties style:width="10.825cm" table:align="left"/>
    </style:style>
    <style:style style:name="Table2.A" style:family="table-column">
      <style:table-column-properties style:column-width="2.256cm"/>
    </style:style>
    <style:style style:name="Table2.B" style:family="table-column">
      <style:table-column-properties style:column-width="8.569cm"/>
    </style:style>
    <style:style style:name="Table2.A1"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000000" fo:font-weight="normal" style:font-weight-asian="normal" style:font-weight-complex="normal"/>
    </style:style>
    <style:style style:name="P4" style:family="paragraph" style:parent-style-name="Standard">
      <style:text-properties fo:color="#000000" fo:font-weight="bold" style:font-weight-asian="bold" style:font-weight-complex="bold"/>
    </style:style>
    <style:style style:name="P5" style:family="paragraph" style:parent-style-name="Standard">
      <style:paragraph-properties style:line-height-at-least="0.503cm"/>
      <style:text-properties fo:color="#ffffff" style:font-name="Consolas" fo:font-size="10.5pt" fo:font-weight="normal" fo:background-color="#000000"/>
    </style:style>
    <style:style style:name="P6" style:family="paragraph" style:parent-style-name="Standard">
      <style:text-properties fo:color="#ffffff" style:font-name="Consolas" fo:font-size="10.5pt" fo:font-weight="normal" fo:background-color="#000000" style:font-weight-asian="bold" style:font-weight-complex="bold"/>
    </style:style>
    <style:style style:name="P7" style:family="paragraph" style:parent-style-name="Standard">
      <style:paragraph-properties style:line-height-at-least="0.503cm"/>
      <style:text-properties fo:color="#ffffff" fo:background-color="#000000"/>
    </style:style>
    <style:style style:name="P8" style:family="paragraph" style:parent-style-name="Standard">
      <style:paragraph-properties style:line-height-at-least="0.503cm"/>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color="#000000" fo:font-weight="bold" style:font-weight-asian="bold" style:font-weight-complex="bold"/>
    </style:style>
    <style:style style:name="P11" style:family="paragraph" style:parent-style-name="Text_20_body">
      <style:text-properties fo:color="#000000"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Preformatted_20_Text">
      <style:paragraph-properties fo:margin-top="0cm" fo:margin-bottom="0.499cm"/>
    </style:style>
    <style:style style:name="P14" style:family="paragraph" style:parent-style-name="Heading_20_3">
      <style:text-properties fo:color="#000000" fo:font-weight="normal" style:font-weight-asian="normal" style:font-weight-complex="normal"/>
    </style:style>
    <style:style style:name="P15" style:family="paragraph" style:parent-style-name="Preformatted_20_Text" style:list-style-name="L9"/>
    <style:style style:name="P16" style:family="paragraph" style:parent-style-name="Preformatted_20_Text">
      <style:paragraph-properties fo:margin-top="0cm" fo:margin-bottom="0.499cm"/>
    </style:style>
    <style:style style:name="P17" style:family="paragraph" style:parent-style-name="Preformatted_20_Text" style:list-style-name="L9">
      <style:paragraph-properties fo:margin-top="0cm" fo:margin-bottom="0.499cm"/>
    </style:style>
    <style:style style:name="P18" style:family="paragraph" style:parent-style-name="Standard">
      <style:text-properties fo:color="#000000" fo:font-weight="bold" style:font-weight-asian="bold" style:font-weight-complex="bold"/>
    </style:style>
    <style:style style:name="P19" style:family="paragraph" style:parent-style-name="Standard">
      <style:text-properties fo:color="#000000" fo:font-weight="normal" style:font-weight-asian="normal" style:font-weight-complex="normal"/>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
      <style:paragraph-properties fo:margin-top="0cm" fo:margin-bottom="0cm"/>
    </style:style>
    <style:style style:name="P34" style:family="paragraph" style:parent-style-name="Text_20_body" style:list-style-name="L2">
      <style:paragraph-properties fo:margin-top="0cm" fo:margin-bottom="0cm"/>
    </style:style>
    <style:style style:name="P35" style:family="paragraph" style:parent-style-name="Text_20_body" style:list-style-name="L3">
      <style:paragraph-properties fo:margin-top="0cm" fo:margin-bottom="0cm"/>
    </style:style>
    <style:style style:name="P36" style:family="paragraph" style:parent-style-name="Text_20_body" style:list-style-name="L4">
      <style:paragraph-properties fo:margin-top="0cm" fo:margin-bottom="0cm"/>
    </style:style>
    <style:style style:name="P37" style:family="paragraph" style:parent-style-name="Text_20_body" style:list-style-name="L8">
      <style:paragraph-properties fo:margin-top="0cm" fo:margin-bottom="0cm"/>
    </style:style>
    <style:style style:name="P38" style:family="paragraph" style:parent-style-name="Text_20_body" style:list-style-name="L9">
      <style:paragraph-properties fo:margin-top="0cm" fo:margin-bottom="0cm"/>
    </style:style>
    <style:style style:name="P39" style:family="paragraph" style:parent-style-name="Text_20_body" style:list-style-name="L10">
      <style:paragraph-properties fo:margin-top="0cm" fo:margin-bottom="0cm"/>
    </style:style>
    <style:style style:name="P40" style:family="paragraph" style:parent-style-name="Text_20_body" style:list-style-name="L11">
      <style:paragraph-properties fo:margin-top="0cm" fo:margin-bottom="0cm"/>
    </style:style>
    <style:style style:name="P41" style:family="paragraph" style:parent-style-name="Text_20_body" style:list-style-name="L12">
      <style:paragraph-properties fo:margin-top="0cm" fo:margin-bottom="0cm"/>
    </style:style>
    <style:style style:name="P42" style:family="paragraph" style:parent-style-name="Text_20_body" style:list-style-name="L13">
      <style:paragraph-properties fo:margin-top="0cm" fo:margin-bottom="0cm"/>
    </style:style>
    <style:style style:name="T1" style:family="text">
      <style:text-properties fo:color="#c5000b"/>
    </style:style>
    <style:style style:name="T2" style:family="text">
      <style:text-properties fo:color="#000000"/>
    </style:style>
    <style:style style:name="T3" style:family="text">
      <style:text-properties fo:color="#808080"/>
    </style:style>
    <style:style style:name="T4" style:family="text">
      <style:text-properties fo:color="#808080" style:font-name="Consolas" fo:font-size="10.5pt" fo:font-weight="normal"/>
    </style:style>
    <style:style style:name="T5" style:family="text">
      <style:text-properties fo:color="#569cd6"/>
    </style:style>
    <style:style style:name="T6" style:family="text">
      <style:text-properties fo:color="#569cd6" style:font-name="Consolas" fo:font-size="10.5pt" fo:font-weight="normal"/>
    </style:style>
    <style:style style:name="T7" style:family="text">
      <style:text-properties fo:color="#9cdcfe"/>
    </style:style>
    <style:style style:name="T8" style:family="text">
      <style:text-properties fo:color="#9cdcfe" style:font-name="Consolas" fo:font-size="10.5pt" fo:font-weight="normal"/>
    </style:style>
    <style:style style:name="T9" style:family="text">
      <style:text-properties fo:color="#ce9178"/>
    </style:style>
    <style:style style:name="T10" style:family="text">
      <style:text-properties fo:color="#ce9178" style:font-name="Consolas" fo:font-size="10.5pt" fo:font-weight="normal"/>
    </style:style>
    <style:style style:name="T11" style:family="text">
      <style:text-properties style:font-name="Consolas" fo:font-size="10.5pt" fo:font-weight="normal"/>
    </style:style>
    <style:style style:name="T12" style:family="text">
      <style:text-properties fo:color="#d7ba7d" style:font-name="Consolas" fo:font-size="10.5pt" fo:font-weight="normal"/>
    </style:style>
    <style:style style:name="T13" style:family="text">
      <style:text-properties fo:color="#d4d4d4" style:font-name="Consolas" fo:font-size="10.5pt" fo:font-weight="normal"/>
    </style:style>
    <style:style style:name="T14" style:family="text">
      <style:text-properties fo:color="#b5cea8" style:font-name="Consolas" fo:font-size="10.5pt" fo:font-weight="normal"/>
    </style:style>
    <style:style style:name="T15" style:family="text">
      <style:text-properties fo:color="#7ca668" style:font-name="Consolas" fo:font-size="10.5pt" fo:font-weight="normal"/>
    </style:style>
    <style:style style:name="T16" style:family="text">
      <style:text-properties fo:color="#dcdcaa" style:font-name="Consolas" fo:font-size="10.5pt"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dy { </text:p>
      <text:p text:style-name="P1">background: linear-gradient(to bottom right, #6a11cb, #2575fc);</text:p>
      <text:p text:style-name="P1">height: 100vh; </text:p>
      <text:p text:style-name="P1">margin: 0; </text:p>
      <text:p text:style-name="P1">display: flex; </text:p>
      <text:p text:style-name="P1">justify-content: center; </text:p>
      <text:p text:style-name="P1">align-items: center; </text:p>
      <text:p text:style-name="P1">}</text:p>
      <text:p text:style-name="P1"/>
      <text:p text:style-name="P1">background: linear-gradient(<text:span text:style-name="T1">to</text:span> bottom right, #6a11cb, #2575fc);</text:p>
      <text:p text:style-name="P2"/>
      <text:p text:style-name="P9">This creates a <text:span text:style-name="Strong_20_Emphasis">gradient background</text:span> for the webpage. Instead of a single solid color, you get a smooth transition between two colors:</text:p>
      <text:list xml:id="list2996058576196112951" text:style-name="L1">
        <text:list-item>
          <text:p text:style-name="P33">The first color is <text:span text:style-name="Source_20_Text">#6a11cb</text:span> (a purple shade).</text:p>
        </text:list-item>
        <text:list-item>
          <text:p text:style-name="P20">The second color is <text:span text:style-name="Source_20_Text">#2575fc</text:span> (a blue shade).</text:p>
        </text:list-item>
      </text:list>
      <text:p text:style-name="Text_20_body">The gradient will go <text:span text:style-name="Strong_20_Emphasis">from top left to bottom right</text:span> (because of <text:span text:style-name="Source_20_Text">to bottom right</text:span>), creating a smooth mix between the two colors.</text:p>
      <text:p text:style-name="P2">So basically <text:span text:style-name="T1">to</text:span> in linear gradient will be used to give direction to which the gradient will be,</text:p>
      <text:p text:style-name="P2">after <text:span text:style-name="T1">to </text:span><text:span text:style-name="T2">comes the side to which the gradient will reach</text:span></text:p>
      <text:p text:style-name="P3">so it will tell teh end side of the fradient for example if we want gradient to go from left to right </text:p>
      <text:p text:style-name="P3">then we willl write to right if we want to go from top to bottom then to bottom</text:p>
      <text:p text:style-name="P3"/>
      <text:p text:style-name="P4">height: 100vh; </text:p>
      <text:p text:style-name="P4"/>
      <text:p text:style-name="P3">It will give 100 percent width of the viewport to the width of element it is attached to </text:p>
      <text:p text:style-name="P3"/>
      <text:p text:style-name="P4">margin: 0; </text:p>
      <text:p text:style-name="P4"/>
      <text:p text:style-name="P3">It will give 0 margin to the element it is selected for .If it is selected for body then it will remove all the default margin which the browser apply to the body </text:p>
      <text:p text:style-name="P3"/>
      <text:p text:style-name="P4">display: flex; </text:p>
      <text:p text:style-name="P4"/>
      <text:p text:style-name="P3">It will give flex layout model to the element to which it is selected for due to which you can keep the element in one of the two axis that is Horizontal or Vertical. axis</text:p>
      <text:p text:style-name="P3"/>
      <text:p text:style-name="P4">justify-content: center; </text:p>
      <text:p text:style-name="P4"/>
      <text:p text:style-name="P3">It will keep the elements center in the direction of the axis specified to it by css</text:p>
      <text:p text:style-name="P3"/>
      <text:p text:style-name="P4">align-items: center; <text:line-break/></text:p>
      <text:p text:style-name="P3">It will keep the elements center in the cros of the axis specified to it by css means if Horizontal is specified then aligning will be in vertical and vice versa. </text:p>
      <text:p text:style-name="P3"/>
      <text:p text:style-name="P6"><text:span text:style-name="T3">&lt;!</text:span><text:span text:style-name="T5">DOCTYPE</text:span> <text:span text:style-name="T7">html</text:span><text:span text:style-name="T3">&gt;</text:span></text:p>
      <text:p text:style-name="P5"><text:span text:style-name="T3">&lt;</text:span><text:span text:style-name="T5">html</text:span> <text:span text:style-name="T7">lang</text:span>=<text:span text:style-name="T9">"en"</text:span><text:span text:style-name="T3">&gt;</text:span></text:p>
      <text:p text:style-name="P5"><text:span text:style-name="T3">&lt;</text:span><text:span text:style-name="T5">head</text:span><text:span text:style-name="T3">&gt;</text:span></text:p>
      <text:p text:style-name="P7">    <text:span text:style-name="T4">&lt;</text:span><text:span text:style-name="T6">meta</text:span><text:span text:style-name="T11"> </text:span><text:span text:style-name="T8">charset</text:span><text:span text:style-name="T11">=</text:span><text:span text:style-name="T10">"UTF-8"</text:span><text:span text:style-name="T4">&gt;</text:span></text:p>
      <text:p text:style-name="P7">    <text:span text:style-name="T4">&lt;</text:span><text:span text:style-name="T6">meta</text:span><text:span text:style-name="T11"> </text:span><text:span text:style-name="T8">name</text:span><text:span text:style-name="T11">=</text:span><text:span text:style-name="T10">"viewport"</text:span><text:span text:style-name="T11"> </text:span><text:span text:style-name="T8">content</text:span><text:span text:style-name="T11">=</text:span><text:span text:style-name="T10">"width=device-width, initial-scale=1.0"</text:span><text:span text:style-name="T4">&gt;</text:span></text:p>
      <text:p text:style-name="P7">    <text:span text:style-name="T4">&lt;</text:span><text:span text:style-name="T6">title</text:span><text:span text:style-name="T4">&gt;</text:span><text:span text:style-name="T11">Document</text:span><text:span text:style-name="T4">&lt;/</text:span><text:span text:style-name="T6">title</text:span><text:span text:style-name="T4">&gt;</text:span></text:p>
      <text:p text:style-name="P7"><text:soft-page-break/>    <text:span text:style-name="T4">&lt;</text:span><text:span text:style-name="T6">style</text:span><text:span text:style-name="T4">&gt;</text:span></text:p>
      <text:p text:style-name="P7">        <text:span text:style-name="T12">body</text:span><text:span text:style-name="T11">{</text:span></text:p>
      <text:p text:style-name="P7">           </text:p>
      <text:p text:style-name="P7">            <text:span text:style-name="T13">height</text:span><text:span text:style-name="T11">: </text:span><text:span text:style-name="T14">50vh</text:span><text:span text:style-name="T11">;</text:span></text:p>
      <text:p text:style-name="P7">            <text:span text:style-name="T13">width</text:span><text:span text:style-name="T11">:</text:span><text:span text:style-name="T14">50vw</text:span><text:span text:style-name="T11">;</text:span></text:p>
      <text:p text:style-name="P7">            </text:p>
      <text:p text:style-name="P7">            <text:span text:style-name="T13">margin</text:span><text:span text:style-name="T11">:</text:span><text:span text:style-name="T14">0</text:span><text:span text:style-name="T11">;</text:span></text:p>
      <text:p text:style-name="P7">            </text:p>
      <text:p text:style-name="P7">        <text:span text:style-name="T11">}</text:span></text:p>
      <text:p text:style-name="P7">        <text:span text:style-name="T12">html</text:span><text:span text:style-name="T11">{</text:span></text:p>
      <text:p text:style-name="P7">            </text:p>
      <text:p text:style-name="P7">           <text:span text:style-name="T15">/* background: red;  */</text:span></text:p>
      <text:p text:style-name="P7">        <text:span text:style-name="T11">}</text:span></text:p>
      <text:p text:style-name="P7">        <text:span text:style-name="T12">.box</text:span><text:span text:style-name="T11">{</text:span></text:p>
      <text:p text:style-name="P7">            <text:span text:style-name="T13">border</text:span><text:span text:style-name="T11">:</text:span><text:span text:style-name="T14">2px</text:span><text:span text:style-name="T11"> </text:span><text:span text:style-name="T10">solid</text:span><text:span text:style-name="T11"> </text:span><text:span text:style-name="T10">red</text:span><text:span text:style-name="T11">;</text:span></text:p>
      <text:p text:style-name="P7">            <text:span text:style-name="T13">position</text:span><text:span text:style-name="T11">: </text:span><text:span text:style-name="T10">absolute</text:span><text:span text:style-name="T11">;</text:span></text:p>
      <text:p text:style-name="P7">            <text:span text:style-name="T13">top</text:span><text:span text:style-name="T11">:</text:span><text:span text:style-name="T14">100px</text:span><text:span text:style-name="T11">;</text:span></text:p>
      <text:p text:style-name="P7">            <text:span text:style-name="T13">height</text:span><text:span text:style-name="T11">: </text:span><text:span text:style-name="T14">100px</text:span><text:span text:style-name="T11">;</text:span></text:p>
      <text:p text:style-name="P7">            <text:span text:style-name="T13">width</text:span><text:span text:style-name="T11">:</text:span><text:span text:style-name="T14">100px</text:span><text:span text:style-name="T11">;</text:span></text:p>
      <text:p text:style-name="P7">            </text:p>
      <text:p text:style-name="P7">        <text:span text:style-name="T11">}</text:span></text:p>
      <text:p text:style-name="P7">        <text:span text:style-name="T12">.parentBox</text:span><text:span text:style-name="T11">{</text:span></text:p>
      <text:p text:style-name="P7">            <text:span text:style-name="T13">margin</text:span><text:span text:style-name="T11">: </text:span><text:span text:style-name="T14">0px</text:span><text:span text:style-name="T11">;</text:span></text:p>
      <text:p text:style-name="P7">            <text:span text:style-name="T13">border</text:span><text:span text:style-name="T11">:</text:span><text:span text:style-name="T14">2px</text:span><text:span text:style-name="T11"> </text:span><text:span text:style-name="T10">solid</text:span><text:span text:style-name="T11"> </text:span><text:span text:style-name="T10">blue</text:span><text:span text:style-name="T11">;</text:span></text:p>
      <text:p text:style-name="P7">        <text:span text:style-name="T11">}</text:span></text:p>
      <text:p text:style-name="P7">        <text:span text:style-name="T12">.childBox</text:span><text:span text:style-name="T11">{</text:span></text:p>
      <text:p text:style-name="P7">            <text:span text:style-name="T13">position</text:span><text:span text:style-name="T11">: </text:span><text:span text:style-name="T10">absolute</text:span><text:span text:style-name="T11">;</text:span></text:p>
      <text:p text:style-name="P7">            <text:span text:style-name="T13">height</text:span><text:span text:style-name="T11">: </text:span><text:span text:style-name="T14">50px</text:span><text:span text:style-name="T11">;</text:span></text:p>
      <text:p text:style-name="P7">            <text:span text:style-name="T13">width</text:span><text:span text:style-name="T11">: </text:span><text:span text:style-name="T14">50px</text:span><text:span text:style-name="T11">;</text:span></text:p>
      <text:p text:style-name="P7">            <text:span text:style-name="T13">top</text:span><text:span text:style-name="T11">:</text:span><text:span text:style-name="T14">50%</text:span><text:span text:style-name="T11">;</text:span></text:p>
      <text:p text:style-name="P7">            <text:span text:style-name="T13">left</text:span><text:span text:style-name="T11">:</text:span><text:span text:style-name="T14">50%</text:span><text:span text:style-name="T11">;</text:span></text:p>
      <text:p text:style-name="P7">            <text:span text:style-name="T13">border</text:span><text:span text:style-name="T11">:</text:span><text:span text:style-name="T14">2px</text:span><text:span text:style-name="T11"> </text:span><text:span text:style-name="T10">solid</text:span><text:span text:style-name="T11"> </text:span><text:span text:style-name="T10">blue</text:span><text:span text:style-name="T11">;</text:span></text:p>
      <text:p text:style-name="P7">        <text:span text:style-name="T11">}</text:span></text:p>
      <text:p text:style-name="P7">    <text:span text:style-name="T4">&lt;/</text:span><text:span text:style-name="T6">style</text:span><text:span text:style-name="T4">&gt;</text:span></text:p>
      <text:p text:style-name="P5"><text:span text:style-name="T3">&lt;/</text:span><text:span text:style-name="T5">head</text:span><text:span text:style-name="T3">&gt;</text:span></text:p>
      <text:p text:style-name="P5"><text:span text:style-name="T3">&lt;</text:span><text:span text:style-name="T5">body</text:span><text:span text:style-name="T3">&gt;</text:span></text:p>
      <text:p text:style-name="P7">    <text:span text:style-name="T4">&lt;</text:span><text:span text:style-name="T6">div</text:span><text:span text:style-name="T11"> </text:span><text:span text:style-name="T8">class</text:span><text:span text:style-name="T11">=</text:span><text:span text:style-name="T10">"parentBox"</text:span><text:span text:style-name="T4">&gt;</text:span></text:p>
      <text:p text:style-name="P7">    <text:span text:style-name="T4">&lt;</text:span><text:span text:style-name="T6">div</text:span><text:span text:style-name="T11"> </text:span><text:span text:style-name="T8">class</text:span><text:span text:style-name="T11">=</text:span><text:span text:style-name="T10">"box"</text:span><text:span text:style-name="T4">&gt;</text:span></text:p>
      <text:p text:style-name="P7">        <text:span text:style-name="T4">&lt;</text:span><text:span text:style-name="T6">div</text:span><text:span text:style-name="T11"> </text:span><text:span text:style-name="T8">class</text:span><text:span text:style-name="T11">=</text:span><text:span text:style-name="T10">"childBox"</text:span><text:span text:style-name="T4">&gt;</text:span></text:p>
      <text:p text:style-name="P8"/>
      <text:p text:style-name="P7">        <text:span text:style-name="T4">&lt;/</text:span><text:span text:style-name="T6">div</text:span><text:span text:style-name="T4">&gt;</text:span></text:p>
      <text:p text:style-name="P7">    <text:span text:style-name="T4">&lt;/</text:span><text:span text:style-name="T6">div</text:span><text:span text:style-name="T4">&gt;</text:span></text:p>
      <text:p text:style-name="P7">    <text:span text:style-name="T4">&lt;/</text:span><text:span text:style-name="T6">div</text:span><text:span text:style-name="T4">&gt;</text:span></text:p>
      <text:p text:style-name="P5"><text:span text:style-name="T3">&lt;/</text:span><text:span text:style-name="T5">body</text:span><text:span text:style-name="T3">&gt;</text:span></text:p>
      <text:p text:style-name="P5"><text:span text:style-name="T3">&lt;/</text:span><text:span text:style-name="T5">html</text:span><text:span text:style-name="T3">&gt;</text:span></text:p>
      <text:p text:style-name="P4"/>
      <text:p text:style-name="P10">To center <text:span text:style-name="Source_20_Text">.childBox</text:span> exactly within <text:span text:style-name="Source_20_Text">.box</text:span>, you can use <text:span text:style-name="Strong_20_Emphasis">CSS transform</text:span>. Modify the <text:span text:style-name="Source_20_Text">.childBox</text:span> CSS as follows:</text:p>
      <text:h text:style-name="Heading_20_3" text:outline-level="3"><text:soft-page-break/><text:span text:style-name="Strong_20_Emphasis">Updated CSS:</text:span></text:h>
      <text:p text:style-name="Preformatted_20_Text"><text:span text:style-name="Source_20_Text">.childBox{</text:span></text:p>
      <text:p text:style-name="Preformatted_20_Text"><text:span text:style-name="Source_20_Text"><text:s text:c="4"/>position: absolute;</text:span></text:p>
      <text:p text:style-name="Preformatted_20_Text"><text:span text:style-name="Source_20_Text"><text:s text:c="4"/>height: 50px;</text:span></text:p>
      <text:p text:style-name="Preformatted_20_Text"><text:span text:style-name="Source_20_Text"><text:s text:c="4"/>width: 50px;</text:span></text:p>
      <text:p text:style-name="Preformatted_20_Text"><text:span text:style-name="Source_20_Text"><text:s text:c="4"/>top: 50%;</text:span></text:p>
      <text:p text:style-name="Preformatted_20_Text"><text:span text:style-name="Source_20_Text"><text:s text:c="4"/>left: 50%;</text:span></text:p>
      <text:p text:style-name="Preformatted_20_Text"><text:span text:style-name="Source_20_Text"><text:s text:c="4"/>border: 2px solid blue;</text:span></text:p>
      <text:p text:style-name="Preformatted_20_Text"><text:span text:style-name="Source_20_Text"><text:s text:c="4"/>transform: translate(-50%, -50%);</text:span></text:p>
      <text:p text:style-name="P13"><text:span text:style-name="Source_20_Text">}</text:span></text:p>
      <text:h text:style-name="Heading_20_3" text:outline-level="3"><text:span text:style-name="Strong_20_Emphasis">Explanation:</text:span></text:h>
      <text:list xml:id="list2290696478957798555" text:style-name="L2">
        <text:list-item>
          <text:p text:style-name="P34"><text:span text:style-name="Source_20_Text">top: 50%</text:span> and <text:span text:style-name="Source_20_Text">left: 50%</text:span>: Moves the <text:span text:style-name="Source_20_Text">.childBox</text:span> to the center of <text:span text:style-name="Source_20_Text">.box</text:span> but places its top-left corner at that position. </text:p>
        </text:list-item>
        <text:list-item>
          <text:p text:style-name="P21"><text:span text:style-name="Source_20_Text">transform: translate(-50%, -50%)</text:span>: Shifts the <text:span text:style-name="Source_20_Text">.childBox</text:span> back by <text:span text:style-name="Strong_20_Emphasis">50% of its own width and height</text:span>, ensuring it is perfectly centered. </text:p>
        </text:list-item>
      </text:list>
      <text:p text:style-name="Text_20_body">Now, <text:span text:style-name="Source_20_Text">.childBox</text:span> will be centered within <text:span text:style-name="Source_20_Text">.box</text:span>. ?</text:p>
      <text:p text:style-name="P4">what does transform do generally ?</text:p>
      <text:p text:style-name="P4"/>
      <text:p text:style-name="P11">The <text:span text:style-name="Source_20_Text">transform</text:span> property in CSS is used to apply <text:span text:style-name="Strong_20_Emphasis">visual transformations</text:span> to an element, such as moving, rotating, scaling, and skewing it. It allows you to modify an element’s appearance without affecting the layout of surrounding elements.</text:p>
      <text:p text:style-name="Horizontal_20_Line"/>
      <text:h text:style-name="Heading_20_3" text:outline-level="3"><text:span text:style-name="Strong_20_Emphasis">Types of </text:span><text:span text:style-name="Strong_20_Emphasis"><text:span text:style-name="Source_20_Text">transform</text:span></text:span><text:span text:style-name="Strong_20_Emphasis"> functions</text:span> ?</text:h>
      <text:h text:style-name="Heading_20_4" text:outline-level="4">1️⃣ <text:span text:style-name="Strong_20_Emphasis">Translation (Move an element)</text:span></text:h>
      <text:p text:style-name="Text_20_body">Moves an element along the X and Y axes.</text:p>
      <text:p text:style-name="P13"><text:span text:style-name="Source_20_Text">transform: translate(50px, 100px); /* Moves right 50px and down 100px */</text:span></text:p>
      <text:h text:style-name="Heading_20_4" text:outline-level="4">2️⃣ <text:span text:style-name="Strong_20_Emphasis">Scaling (Resize an element)</text:span></text:h>
      <text:p text:style-name="Text_20_body">Increases or decreases the size of an element.</text:p>
      <text:p text:style-name="Preformatted_20_Text"><text:span text:style-name="Source_20_Text">transform: scale(1.5); /* Enlarges the element 1.5 times */</text:span></text:p>
      <text:p text:style-name="P13"><text:span text:style-name="Source_20_Text">transform: scale(0.5, 2); /* Shrinks width to 50%, height to 200% */</text:span></text:p>
      <text:h text:style-name="Heading_20_4" text:outline-level="4">3️⃣ <text:span text:style-name="Strong_20_Emphasis">Rotation (Rotate an element)</text:span></text:h>
      <text:p text:style-name="Text_20_body">Rotates an element around its center.</text:p>
      <text:p text:style-name="Preformatted_20_Text"><text:span text:style-name="Source_20_Text">transform: rotate(45deg); /* Rotates 45 degrees clockwise */</text:span></text:p>
      <text:p text:style-name="P13"><text:span text:style-name="Source_20_Text">transform: rotate(-30deg); /* Rotates 30 degrees counterclockwise */</text:span></text:p>
      <text:h text:style-name="Heading_20_4" text:outline-level="4">4️⃣ <text:span text:style-name="Strong_20_Emphasis">Skewing (Tilting an element)</text:span></text:h>
      <text:p text:style-name="Text_20_body">Skews an element along the X or Y axis.</text:p>
      <text:p text:style-name="Preformatted_20_Text"><text:span text:style-name="Source_20_Text">transform: skewX(20deg); /* Tilts along X-axis */</text:span></text:p>
      <text:p text:style-name="P13"><text:span text:style-name="Source_20_Text">transform: skewY(-10deg); /* Tilts along Y-axis */</text:span></text:p>
      <text:h text:style-name="Heading_20_4" text:outline-level="4"><text:soft-page-break/>5️⃣ <text:span text:style-name="Strong_20_Emphasis">Multiple Transforms (Combining effects)</text:span></text:h>
      <text:p text:style-name="Text_20_body">You can combine multiple transformations.</text:p>
      <text:p text:style-name="P13"><text:span text:style-name="Source_20_Text">transform: translate(50px, 50px) rotate(45deg) scale(1.2);</text:span></text:p>
      <text:p text:style-name="Horizontal_20_Line"/>
      <text:h text:style-name="Heading_20_3" text:outline-level="3"><text:span text:style-name="Strong_20_Emphasis">Key Features of </text:span><text:span text:style-name="Strong_20_Emphasis"><text:span text:style-name="Source_20_Text">transform</text:span></text:span></text:h>
      <text:p text:style-name="Text_20_body">✔️ Does <text:span text:style-name="Strong_20_Emphasis">not</text:span> affect the document flow (unlike <text:span text:style-name="Source_20_Text">position</text:span> properties).<text:line-break/>✔️ Works well with <text:span text:style-name="Source_20_Text">transition</text:span> and <text:span text:style-name="Source_20_Text">animation</text:span> for smooth effects.<text:line-break/>✔️ Supports <text:span text:style-name="Strong_20_Emphasis">3D transformations</text:span> (<text:span text:style-name="Source_20_Text">rotate3d</text:span>, <text:span text:style-name="Source_20_Text">perspective</text:span>).</text:p>
      <text:p text:style-name="Horizontal_20_Line"/>
      <text:h text:style-name="Heading_20_3" text:outline-level="3"><text:span text:style-name="Strong_20_Emphasis">Common Uses of </text:span><text:span text:style-name="Strong_20_Emphasis"><text:span text:style-name="Source_20_Text">transform</text:span></text:span></text:h>
      <text:list xml:id="list355687617737339255" text:style-name="L3">
        <text:list-item>
          <text:p text:style-name="P35"><text:span text:style-name="Strong_20_Emphasis">Centering elements</text:span> (<text:span text:style-name="Source_20_Text">translate(-50%, -50%)</text:span> trick) </text:p>
        </text:list-item>
        <text:list-item>
          <text:p text:style-name="P35"><text:span text:style-name="Strong_20_Emphasis">Creating hover effects</text:span> (scale, rotate on hover) </text:p>
        </text:list-item>
        <text:list-item>
          <text:p text:style-name="P35"><text:span text:style-name="Strong_20_Emphasis">Animating elements</text:span> (<text:span text:style-name="Source_20_Text">rotate</text:span>, <text:span text:style-name="Source_20_Text">skew</text:span>, <text:span text:style-name="Source_20_Text">scale</text:span>) </text:p>
        </text:list-item>
        <text:list-item>
          <text:p text:style-name="P22"><text:span text:style-name="Strong_20_Emphasis">Smooth UI interactions</text:span> (buttons, cards, modals) </text:p>
        </text:list-item>
      </text:list>
      <text:p text:style-name="Horizontal_20_Line"/>
      <text:p text:style-name="Text_20_body">? <text:span text:style-name="Strong_20_Emphasis">Example (Hover Effect)</text:span></text:p>
      <text:p text:style-name="Preformatted_20_Text"><text:span text:style-name="Source_20_Text">button:hover {</text:span></text:p>
      <text:p text:style-name="Preformatted_20_Text"><text:span text:style-name="Source_20_Text"><text:s text:c="4"/>transform: scale(1.1) rotate(5deg);</text:span></text:p>
      <text:p text:style-name="P13"><text:span text:style-name="Source_20_Text">}</text:span></text:p>
      <text:p text:style-name="Text_20_body">? This enlarges the button and slightly tilts it when hovered.</text:p>
      <text:p text:style-name="Horizontal_20_Line"/>
      <text:p text:style-name="Text_20_body">? <text:span text:style-name="Strong_20_Emphasis">Conclusion:</text:span><text:line-break/>The <text:span text:style-name="Source_20_Text">transform</text:span> property is a powerful tool in CSS for <text:span text:style-name="Strong_20_Emphasis">moving, resizing, rotating, and skewing</text:span> elements, enhancing UI design without disrupting layout flow! ?</text:p>
      <text:p text:style-name="P4">so if the transform is applied in CSS then that element will by default become absolute in nature </text:p>
      <text:p text:style-name="P4"/>
      <text:p text:style-name="P11">No, applying <text:span text:style-name="Source_20_Text">transform</text:span> in CSS <text:span text:style-name="Strong_20_Emphasis">does not</text:span> make an element <text:span text:style-name="Strong_20_Emphasis">absolute</text:span> by default. The element <text:span text:style-name="Strong_20_Emphasis">retains its original positioning</text:span> (<text:span text:style-name="Source_20_Text">static</text:span>, <text:span text:style-name="Source_20_Text">relative</text:span>, <text:span text:style-name="Source_20_Text">absolute</text:span>, or <text:span text:style-name="Source_20_Text">fixed</text:span>). However, <text:span text:style-name="Source_20_Text">transform</text:span> affects how the element is rendered visually.</text:p>
      <text:h text:style-name="Heading_20_3" text:outline-level="3"><text:span text:style-name="Strong_20_Emphasis">Key Effects of </text:span><text:span text:style-name="Strong_20_Emphasis"><text:span text:style-name="Source_20_Text">transform</text:span></text:span><text:span text:style-name="Strong_20_Emphasis"> on Positioning:</text:span></text:h>
      <text:list xml:id="list4028654017540204637" text:style-name="L4">
        <text:list-item>
          <text:p text:style-name="P23"><text:span text:style-name="Strong_20_Emphasis">No Change in Document Flow</text:span></text:p>
          <text:list>
            <text:list-item>
              <text:p text:style-name="P36"><text:span text:style-name="Source_20_Text">transform</text:span> does <text:span text:style-name="Strong_20_Emphasis">not</text:span> change the element’s position in the document flow. </text:p>
            </text:list-item>
            <text:list-item>
              <text:p text:style-name="P36">The element will still occupy the same space as before in the layout. </text:p>
            </text:list-item>
          </text:list>
        </text:list-item>
        <text:list-item>
          <text:p text:style-name="P23"><text:span text:style-name="Strong_20_Emphasis">Affects the Rendering Context (Creates a New Containing Block)</text:span></text:p>
          <text:list>
            <text:list-item>
              <text:p text:style-name="P36">When <text:span text:style-name="Source_20_Text">transform</text:span> is applied, it creates a <text:span text:style-name="Strong_20_Emphasis">new containing block</text:span> for child elements. </text:p>
            </text:list-item>
            <text:list-item>
              <text:p text:style-name="P36">This means child elements positioned with <text:span text:style-name="Source_20_Text">absolute</text:span> inside this transformed parent will be <text:span text:style-name="Strong_20_Emphasis">relative to the transformed element</text:span> rather than its original <text:soft-page-break/>containing block. </text:p>
            </text:list-item>
          </text:list>
        </text:list-item>
        <text:list-item>
          <text:p text:style-name="P23"><text:span text:style-name="Strong_20_Emphasis">Does Not Affect Inline Elements Directly</text:span></text:p>
          <text:list>
            <text:list-item>
              <text:p text:style-name="P36">Some transformations (like <text:span text:style-name="Source_20_Text">scale</text:span>, <text:span text:style-name="Source_20_Text">rotate</text:span>) do not work directly on inline elements. </text:p>
            </text:list-item>
            <text:list-item>
              <text:p text:style-name="P23">You may need to set <text:span text:style-name="Source_20_Text">display: inline-block</text:span> or <text:span text:style-name="Source_20_Text">display: block</text:span> to see the effect. </text:p>
            </text:list-item>
          </text:list>
        </text:list-item>
      </text:list>
      <text:p text:style-name="Horizontal_20_Line"/>
      <text:h text:style-name="Heading_20_3" text:outline-level="3"><text:span text:style-name="Strong_20_Emphasis">Example 1: </text:span><text:span text:style-name="Strong_20_Emphasis"><text:span text:style-name="Source_20_Text">transform</text:span></text:span><text:span text:style-name="Strong_20_Emphasis"> on a </text:span><text:span text:style-name="Strong_20_Emphasis"><text:span text:style-name="Source_20_Text">relative</text:span></text:span><text:span text:style-name="Strong_20_Emphasis"> element</text:span></text:h>
      <text:p text:style-name="Preformatted_20_Text"><text:span text:style-name="Source_20_Text">.box {</text:span></text:p>
      <text:p text:style-name="Preformatted_20_Text"><text:span text:style-name="Source_20_Text"><text:s text:c="4"/>position: relative; /* Remains relative */</text:span></text:p>
      <text:p text:style-name="Preformatted_20_Text"><text:span text:style-name="Source_20_Text"><text:s text:c="4"/>transform: translate(50px, 50px);</text:span></text:p>
      <text:p text:style-name="P13"><text:span text:style-name="Source_20_Text">}</text:span></text:p>
      <text:list xml:id="list8921587906075967256" text:style-name="L5">
        <text:list-item>
          <text:p text:style-name="P24">The box moves <text:span text:style-name="Strong_20_Emphasis">50px right and 50px down</text:span> but is <text:span text:style-name="Strong_20_Emphasis">still positioned relative</text:span> to its original place. </text:p>
        </text:list-item>
      </text:list>
      <text:p text:style-name="Horizontal_20_Line"/>
      <text:h text:style-name="Heading_20_3" text:outline-level="3"><text:span text:style-name="Strong_20_Emphasis">Example 2: </text:span><text:span text:style-name="Strong_20_Emphasis"><text:span text:style-name="Source_20_Text">transform</text:span></text:span><text:span text:style-name="Strong_20_Emphasis"> on a </text:span><text:span text:style-name="Strong_20_Emphasis"><text:span text:style-name="Source_20_Text">static</text:span></text:span><text:span text:style-name="Strong_20_Emphasis"> element</text:span></text:h>
      <text:p text:style-name="Preformatted_20_Text"><text:span text:style-name="Source_20_Text">.box {</text:span></text:p>
      <text:p text:style-name="Preformatted_20_Text"><text:span text:style-name="Source_20_Text"><text:s text:c="4"/>transform: scale(1.2);</text:span></text:p>
      <text:p text:style-name="P13"><text:span text:style-name="Source_20_Text">}</text:span></text:p>
      <text:list xml:id="list6332363152386153562" text:style-name="L6">
        <text:list-item>
          <text:p text:style-name="P25">The box enlarges but remains in the same place in the document. </text:p>
        </text:list-item>
      </text:list>
      <text:p text:style-name="Horizontal_20_Line"/>
      <text:h text:style-name="Heading_20_3" text:outline-level="3"><text:span text:style-name="Strong_20_Emphasis">Example 3: </text:span><text:span text:style-name="Strong_20_Emphasis"><text:span text:style-name="Source_20_Text">transform</text:span></text:span><text:span text:style-name="Strong_20_Emphasis"> on an </text:span><text:span text:style-name="Strong_20_Emphasis"><text:span text:style-name="Source_20_Text">absolute</text:span></text:span><text:span text:style-name="Strong_20_Emphasis"> element</text:span></text:h>
      <text:p text:style-name="Preformatted_20_Text"><text:span text:style-name="Source_20_Text">.parent {</text:span></text:p>
      <text:p text:style-name="Preformatted_20_Text"><text:span text:style-name="Source_20_Text"><text:s text:c="4"/>position: relative;</text:span></text:p>
      <text:p text:style-name="Preformatted_20_Text"><text:span text:style-name="Source_20_Text">}</text:span></text:p>
      <text:p text:style-name="Preformatted_20_Text"><text:span text:style-name="Source_20_Text">.child {</text:span></text:p>
      <text:p text:style-name="Preformatted_20_Text"><text:span text:style-name="Source_20_Text"><text:s text:c="4"/>position: absolute;</text:span></text:p>
      <text:p text:style-name="Preformatted_20_Text"><text:span text:style-name="Source_20_Text"><text:s text:c="4"/>top: 50px;</text:span></text:p>
      <text:p text:style-name="Preformatted_20_Text"><text:span text:style-name="Source_20_Text"><text:s text:c="4"/>left: 50px;</text:span></text:p>
      <text:p text:style-name="Preformatted_20_Text"><text:span text:style-name="Source_20_Text"><text:s text:c="4"/>transform: rotate(45deg);</text:span></text:p>
      <text:p text:style-name="P13"><text:span text:style-name="Source_20_Text">}</text:span></text:p>
      <text:list xml:id="list6563466935006012900" text:style-name="L7">
        <text:list-item>
          <text:p text:style-name="P26">The <text:span text:style-name="Source_20_Text">.child</text:span> element rotates <text:span text:style-name="Strong_20_Emphasis">without changing its absolute positioning</text:span>. </text:p>
        </text:list-item>
      </text:list>
      <text:p text:style-name="Horizontal_20_Line"/>
      <text:h text:style-name="Heading_20_3" text:outline-level="3"><text:span text:style-name="Strong_20_Emphasis">Conclusion:</text:span></text:h>
      <text:p text:style-name="Text_20_body">✅ <text:span text:style-name="Source_20_Text">transform</text:span> does <text:span text:style-name="Strong_20_Emphasis">not</text:span> make an element <text:span text:style-name="Source_20_Text">absolute</text:span>.<text:line-break/>✅ It only <text:span text:style-name="Strong_20_Emphasis">visually modifies</text:span> the element’s rendering.<text:line-break/>✅ It <text:span text:style-name="Strong_20_Emphasis">creates a new containing block</text:span>, affecting child elements with <text:span text:style-name="Source_20_Text">absolute</text:span> positioning.</text:p>
      <text:p text:style-name="Text_20_body">? <text:span text:style-name="Strong_20_Emphasis">Tip:</text:span> If you want an element to be positioned freely, use <text:span text:style-name="Source_20_Text">position: absolute</text:span> explicitly. ?</text:p>
      <text:p text:style-name="P12">New containing block </text:p>
      <text:p text:style-name="P9"><text:soft-page-break/>A <text:span text:style-name="Strong_20_Emphasis">new containing block</text:span> in CSS is a special layout behavior where an element becomes the <text:span text:style-name="Strong_20_Emphasis">reference point</text:span> for absolutely positioned child elements. Normally, an absolutely positioned (<text:span text:style-name="Source_20_Text">position: absolute</text:span>) element is positioned relative to the nearest <text:span text:style-name="Strong_20_Emphasis">positioned ancestor</text:span> (an ancestor with <text:span text:style-name="Source_20_Text">relative</text:span>, <text:span text:style-name="Source_20_Text">absolute</text:span>, <text:span text:style-name="Source_20_Text">fixed</text:span>, or <text:span text:style-name="Source_20_Text">sticky</text:span>). However, when certain CSS properties are applied to an element, it <text:span text:style-name="Strong_20_Emphasis">forces the element to create a new containing block</text:span>, changing how child elements are positioned.</text:p>
      <text:p text:style-name="Horizontal_20_Line"/>
      <text:h text:style-name="Heading_20_3" text:outline-level="3"><text:span text:style-name="Strong_20_Emphasis">What Creates a New Containing Block?</text:span></text:h>
      <text:p text:style-name="Text_20_body">Certain CSS properties force an element to act as a <text:span text:style-name="Strong_20_Emphasis">new containing block</text:span> for its absolutely positioned children. These include:</text:p>
      <text:p text:style-name="Text_20_body">1️⃣ <text:span text:style-name="Strong_20_Emphasis">Positioning Properties</text:span></text:p>
      <text:list xml:id="list2356110422511262432" text:style-name="L8">
        <text:list-item>
          <text:p text:style-name="P37"><text:span text:style-name="Source_20_Text">position: fixed;</text:span> </text:p>
        </text:list-item>
        <text:list-item>
          <text:p text:style-name="P37"><text:span text:style-name="Source_20_Text">position: absolute;</text:span> (when inside a non-static ancestor) </text:p>
        </text:list-item>
        <text:list-item>
          <text:p text:style-name="P27"><text:span text:style-name="Source_20_Text">position: sticky;</text:span> </text:p>
        </text:list-item>
      </text:list>
      <text:p text:style-name="Text_20_body">2️⃣ <text:span text:style-name="Strong_20_Emphasis">Transforms</text:span></text:p>
      <text:list xml:id="list362077830296155608" text:style-name="L9">
        <text:list-item>
          <text:p text:style-name="P38">Any use of <text:span text:style-name="Source_20_Text">transform</text:span> (e.g., <text:span text:style-name="Source_20_Text">transform: translate(0, 0);</text:span>) </text:p>
        </text:list-item>
        <text:list-item>
          <text:p text:style-name="P28">Example: </text:p>
          <text:p text:style-name="P15"><text:span text:style-name="Source_20_Text">.parent {</text:span></text:p>
          <text:p text:style-name="P15"><text:span text:style-name="Source_20_Text"><text:s text:c="4"/>transform: translate(0, 0); /* Creates a new containing block */</text:span></text:p>
          <text:p text:style-name="P17"><text:span text:style-name="Source_20_Text">}</text:span></text:p>
        </text:list-item>
      </text:list>
      <text:p text:style-name="Text_20_body">3️⃣ <text:span text:style-name="Strong_20_Emphasis">Filters &amp; Effects</text:span></text:p>
      <text:list xml:id="list4736925079009560170" text:style-name="L10">
        <text:list-item>
          <text:p text:style-name="P39"><text:span text:style-name="Source_20_Text">filter: blur(5px);</text:span> </text:p>
        </text:list-item>
        <text:list-item>
          <text:p text:style-name="P39"><text:span text:style-name="Source_20_Text">backdrop-filter: blur(5px);</text:span> </text:p>
        </text:list-item>
        <text:list-item>
          <text:p text:style-name="P39"><text:span text:style-name="Source_20_Text">perspective: 100px;</text:span> </text:p>
        </text:list-item>
        <text:list-item>
          <text:p text:style-name="P39"><text:span text:style-name="Source_20_Text">contain: layout;</text:span> </text:p>
        </text:list-item>
        <text:list-item>
          <text:p text:style-name="P29"><text:span text:style-name="Source_20_Text">will-change: transform;</text:span> </text:p>
        </text:list-item>
      </text:list>
      <text:p text:style-name="Horizontal_20_Line"/>
      <text:h text:style-name="Heading_20_3" text:outline-level="3"><text:span text:style-name="Strong_20_Emphasis">How Does This Affect Child Elements?</text:span></text:h>
      <text:p text:style-name="Text_20_body">When an element creates a <text:span text:style-name="Strong_20_Emphasis">new containing block</text:span>, all <text:span text:style-name="Source_20_Text">absolute</text:span> and <text:span text:style-name="Source_20_Text">fixed</text:span> children inside it will be positioned <text:span text:style-name="Strong_20_Emphasis">relative to it</text:span>, instead of the nearest normally positioned ancestor.</text:p>
      <text:p text:style-name="Horizontal_20_Line"/>
      <text:h text:style-name="Heading_20_3" text:outline-level="3"><text:span text:style-name="Strong_20_Emphasis">Example</text:span></text:h>
      <text:p text:style-name="Preformatted_20_Text"><text:span text:style-name="Source_20_Text">&lt;div class="parent"&gt;</text:span></text:p>
      <text:p text:style-name="Preformatted_20_Text"><text:span text:style-name="Source_20_Text"><text:s text:c="4"/>&lt;div class="child"&gt;I am absolute&lt;/div&gt;</text:span></text:p>
      <text:p text:style-name="P13"><text:span text:style-name="Source_20_Text">&lt;/div&gt;</text:span></text:p>
      <text:p text:style-name="Preformatted_20_Text"><text:span text:style-name="Source_20_Text">.parent {</text:span></text:p>
      <text:p text:style-name="Preformatted_20_Text"><text:span text:style-name="Source_20_Text"><text:s text:c="4"/>position: relative;</text:span></text:p>
      <text:p text:style-name="Preformatted_20_Text"><text:span text:style-name="Source_20_Text"><text:s text:c="4"/>transform: translate(0, 0); /* Creates a new containing block */</text:span></text:p>
      <text:p text:style-name="Preformatted_20_Text"><text:span text:style-name="Source_20_Text"><text:s text:c="4"/>width: 200px;</text:span></text:p>
      <text:p text:style-name="Preformatted_20_Text"><text:span text:style-name="Source_20_Text"><text:s text:c="4"/>height: 200px;</text:span></text:p>
      <text:p text:style-name="Preformatted_20_Text"><text:span text:style-name="Source_20_Text"><text:s text:c="4"/>background: lightblue;</text:span></text:p>
      <text:p text:style-name="Preformatted_20_Text"><text:soft-page-break/><text:span text:style-name="Source_20_Text">}</text:span></text:p>
      <text:p text:style-name="Preformatted_20_Text"/>
      <text:p text:style-name="Preformatted_20_Text"><text:span text:style-name="Source_20_Text">.child {</text:span></text:p>
      <text:p text:style-name="Preformatted_20_Text"><text:span text:style-name="Source_20_Text"><text:s text:c="4"/>position: absolute;</text:span></text:p>
      <text:p text:style-name="Preformatted_20_Text"><text:span text:style-name="Source_20_Text"><text:s text:c="4"/>top: 10px;</text:span></text:p>
      <text:p text:style-name="Preformatted_20_Text"><text:span text:style-name="Source_20_Text"><text:s text:c="4"/>left: 10px;</text:span></text:p>
      <text:p text:style-name="Preformatted_20_Text"><text:span text:style-name="Source_20_Text"><text:s text:c="4"/>background: red;</text:span></text:p>
      <text:p text:style-name="P13"><text:span text:style-name="Source_20_Text">}</text:span></text:p>
      <text:p text:style-name="Text_20_body">? Since <text:span text:style-name="Source_20_Text">.parent</text:span> has <text:span text:style-name="Source_20_Text">transform</text:span>, it becomes a <text:span text:style-name="Strong_20_Emphasis">new containing block</text:span>. The <text:span text:style-name="Source_20_Text">.child</text:span> element is positioned <text:span text:style-name="Strong_20_Emphasis">relative to </text:span><text:span text:style-name="Strong_20_Emphasis"><text:span text:style-name="Source_20_Text">.parent</text:span></text:span>, not the <text:span text:style-name="Source_20_Text">&lt;body&gt;</text:span>.</text:p>
      <text:p text:style-name="Horizontal_20_Line"/>
      <text:h text:style-name="Heading_20_3" text:outline-level="3"><text:span text:style-name="Strong_20_Emphasis">Key Takeaways</text:span></text:h>
      <text:p text:style-name="Text_20_body">✅ If <text:span text:style-name="Source_20_Text">transform</text:span>, <text:span text:style-name="Source_20_Text">filter</text:span>, or <text:span text:style-name="Source_20_Text">perspective</text:span> is applied, the element becomes a <text:span text:style-name="Strong_20_Emphasis">new containing block</text:span>.<text:line-break/>✅ All <text:span text:style-name="Source_20_Text">absolute</text:span> and <text:span text:style-name="Source_20_Text">fixed</text:span> children inside will be <text:span text:style-name="Strong_20_Emphasis">positioned relative to it</text:span>.<text:line-break/>✅ This is useful for controlling how absolutely positioned elements behave in complex layouts.</text:p>
      <text:p text:style-name="Text_20_body">? <text:span text:style-name="Strong_20_Emphasis">Use this knowledge to better control element positioning in CSS!</text:span></text:p>
      <text:p text:style-name="P9"/>
      <text:p text:style-name="P4">inline element </text:p>
      <text:p text:style-name="P4"/>
      <text:p text:style-name="P10">An <text:span text:style-name="Strong_20_Emphasis">inline element</text:span> in HTML is an element that:</text:p>
      <text:p text:style-name="Text_20_body">✅ <text:span text:style-name="Strong_20_Emphasis">Does not start on a new line</text:span> (it stays within the same line as surrounding content).<text:line-break/>✅ <text:span text:style-name="Strong_20_Emphasis">Only takes up as much width as necessary</text:span> (it does not stretch to the full width of the container).<text:line-break/>✅ <text:span text:style-name="Strong_20_Emphasis">Does not allow block-level elements inside it</text:span> (but can contain text and other inline elements).</text:p>
      <text:h text:style-name="Heading_20_3" text:outline-level="3"><text:span text:style-name="Strong_20_Emphasis">Examples of Inline Elements</text:span></text:h>
      <text:p text:style-name="Preformatted_20_Text"><text:span text:style-name="Source_20_Text">&lt;p&gt;This is a &lt;span style="color:red;"&gt;red&lt;/span&gt; word inside a paragraph.&lt;/p&gt;</text:span></text:p>
      <text:p text:style-name="P13"><text:span text:style-name="Source_20_Text">&lt;a href="#"&gt;Click here&lt;/a&gt; for more details.</text:span></text:p>
      <text:list xml:id="list9135217827962833966" text:style-name="L11">
        <text:list-item>
          <text:p text:style-name="P40"><text:span text:style-name="Source_20_Text">&lt;span&gt;</text:span> → Used for styling a small part of text. </text:p>
        </text:list-item>
        <text:list-item>
          <text:p text:style-name="P30"><text:span text:style-name="Source_20_Text">&lt;a&gt;</text:span> → Links are inline by default. </text:p>
        </text:list-item>
      </text:list>
      <text:h text:style-name="Heading_20_3" text:outline-level="3"><text:span text:style-name="Strong_20_Emphasis">Difference Between Inline and Block Elements</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eature</text:p>
            </table:table-cell>
            <table:table-cell table:style-name="Table1.A1" office:value-type="string">
              <text:p text:style-name="Table_20_Heading">Inline Element</text:p>
            </table:table-cell>
            <table:table-cell table:style-name="Table1.A1" office:value-type="string">
              <text:p text:style-name="Table_20_Heading">Block Element</text:p>
            </table:table-cell>
          </table:table-row>
        </table:table-header-rows>
        <table:table-row>
          <table:table-cell table:style-name="Table1.A1" office:value-type="string">
            <text:p text:style-name="Table_20_Contents">Starts on a new line?</text:p>
          </table:table-cell>
          <table:table-cell table:style-name="Table1.A1" office:value-type="string">
            <text:p text:style-name="Table_20_Contents">❌ No</text:p>
          </table:table-cell>
          <table:table-cell table:style-name="Table1.A1" office:value-type="string">
            <text:p text:style-name="Table_20_Contents">✅ Yes</text:p>
          </table:table-cell>
        </table:table-row>
        <table:table-row>
          <table:table-cell table:style-name="Table1.A1" office:value-type="string">
            <text:p text:style-name="Table_20_Contents">Takes full width?</text:p>
          </table:table-cell>
          <table:table-cell table:style-name="Table1.A1" office:value-type="string">
            <text:p text:style-name="Table_20_Contents">❌ No, only as wide as content</text:p>
          </table:table-cell>
          <table:table-cell table:style-name="Table1.A1" office:value-type="string">
            <text:p text:style-name="Table_20_Contents">✅ Yes, by default</text:p>
          </table:table-cell>
        </table:table-row>
        <table:table-row>
          <table:table-cell table:style-name="Table1.A1" office:value-type="string">
            <text:p text:style-name="Table_20_Contents">Can contain block elements?</text:p>
          </table:table-cell>
          <table:table-cell table:style-name="Table1.A1" office:value-type="string">
            <text:p text:style-name="Table_20_Contents">❌ No</text:p>
          </table:table-cell>
          <table:table-cell table:style-name="Table1.A1" office:value-type="string">
            <text:p text:style-name="Table_20_Contents">✅ Yes</text:p>
          </table:table-cell>
        </table:table-row>
        <table:table-row>
          <table:table-cell table:style-name="Table1.A1" office:value-type="string">
            <text:p text:style-name="Table_20_Contents">Examples</text:p>
          </table:table-cell>
          <table:table-cell table:style-name="Table1.A1" office:value-type="string">
            <text:p text:style-name="Table_20_Contents"><text:span text:style-name="Source_20_Text">&lt;span&gt;</text:span>, <text:span text:style-name="Source_20_Text">&lt;a&gt;</text:span>, <text:span text:style-name="Source_20_Text">&lt;strong&gt;</text:span>, <text:span text:style-name="Source_20_Text">&lt;em&gt;</text:span></text:p>
          </table:table-cell>
          <table:table-cell table:style-name="Table1.A1" office:value-type="string">
            <text:p text:style-name="Table_20_Contents"><text:span text:style-name="Source_20_Text">&lt;div&gt;</text:span>, <text:span text:style-name="Source_20_Text">&lt;p&gt;</text:span>, <text:span text:style-name="Source_20_Text">&lt;h1&gt;</text:span> - <text:span text:style-name="Source_20_Text">&lt;h6&gt;</text:span>, <text:span text:style-name="Source_20_Text">&lt;section&gt;</text:span></text:p>
          </table:table-cell>
        </table:table-row>
      </table:table>
      <text:h text:style-name="Heading_20_3" text:outline-level="3"><text:span text:style-name="Strong_20_Emphasis">Converting Inline to Block and Vice Versa</text:span></text:h>
      <text:p text:style-name="Text_20_body">You can change the default behavior using CSS:</text:p>
      <text:p text:style-name="Preformatted_20_Text"><text:span text:style-name="Source_20_Text">span {</text:span></text:p>
      <text:p text:style-name="Preformatted_20_Text"><text:soft-page-break/><text:span text:style-name="Source_20_Text"><text:s text:c="4"/>display: block; /* Makes inline elements behave like block elements */</text:span></text:p>
      <text:p text:style-name="Preformatted_20_Text"><text:span text:style-name="Source_20_Text">}</text:span></text:p>
      <text:p text:style-name="Preformatted_20_Text"/>
      <text:p text:style-name="Preformatted_20_Text"><text:span text:style-name="Source_20_Text">div {</text:span></text:p>
      <text:p text:style-name="Preformatted_20_Text"><text:span text:style-name="Source_20_Text"><text:s text:c="4"/>display: inline; /* Makes block elements behave like inline elements */</text:span></text:p>
      <text:p text:style-name="P13"><text:span text:style-name="Source_20_Text">}</text:span></text:p>
      <text:p text:style-name="Text_20_body">? <text:span text:style-name="Strong_20_Emphasis">Inline elements are great for styling text without affecting layout!</text:span></text:p>
      <text:p text:style-name="P4"/>
      <text:p text:style-name="P4">could not we apply multiple transfomr on an element </text:p>
      <text:p text:style-name="P4"/>
      <text:p text:style-name="P10">Yes, you <text:span text:style-name="Strong_20_Emphasis">can</text:span> apply multiple <text:span text:style-name="Source_20_Text">transform</text:span> functions on an element in CSS! ?</text:p>
      <text:h text:style-name="Heading_20_3" text:outline-level="3"><text:span text:style-name="Strong_20_Emphasis">How to Apply Multiple Transforms?</text:span></text:h>
      <text:p text:style-name="Text_20_body">In CSS, multiple transforms are <text:span text:style-name="Strong_20_Emphasis">applied in a single </text:span><text:span text:style-name="Strong_20_Emphasis"><text:span text:style-name="Source_20_Text">transform</text:span></text:span><text:span text:style-name="Strong_20_Emphasis"> property</text:span> by chaining them <text:span text:style-name="Strong_20_Emphasis">separated by spaces</text:span>.</text:p>
      <text:h text:style-name="Heading_20_3" text:outline-level="3"><text:span text:style-name="Strong_20_Emphasis">Example</text:span></text:h>
      <text:p text:style-name="Preformatted_20_Text"><text:span text:style-name="Source_20_Text">.box {</text:span></text:p>
      <text:p text:style-name="Preformatted_20_Text"><text:span text:style-name="Source_20_Text"><text:s text:c="4"/>transform: rotate(45deg) scale(1.5) translate(50px, 50px);</text:span></text:p>
      <text:p text:style-name="P13"><text:span text:style-name="Source_20_Text">}</text:span></text:p>
      <text:p text:style-name="Text_20_body">✅ This applies:<text:line-break/>1️⃣ <text:span text:style-name="Source_20_Text">rotate(45deg)</text:span> → Rotates the element <text:span text:style-name="Strong_20_Emphasis">45 degrees</text:span><text:line-break/>2️⃣ <text:span text:style-name="Source_20_Text">scale(1.5)</text:span> → Increases size by <text:span text:style-name="Strong_20_Emphasis">1.5 times</text:span><text:line-break/>3️⃣ <text:span text:style-name="Source_20_Text">translate(50px, 50px)</text:span> → Moves <text:span text:style-name="Strong_20_Emphasis">50px right and 50px down</text:span></text:p>
      <text:p text:style-name="Horizontal_20_Line"/>
      <text:h text:style-name="Heading_20_3" text:outline-level="3"><text:span text:style-name="Strong_20_Emphasis">Order Matters!</text:span> ⚠️</text:h>
      <text:p text:style-name="Text_20_body">? The sequence of transformations <text:span text:style-name="Strong_20_Emphasis">affects the final result</text:span>.<text:line-break/>? Transforms are applied from <text:span text:style-name="Strong_20_Emphasis">left to right</text:span> in the <text:span text:style-name="Source_20_Text">transform</text:span> property.</text:p>
      <text:h text:style-name="Heading_20_3" text:outline-level="3"><text:span text:style-name="Strong_20_Emphasis">Example with Different Order</text:span></text:h>
      <text:p text:style-name="Preformatted_20_Text"><text:span text:style-name="Source_20_Text">.box {</text:span></text:p>
      <text:p text:style-name="Preformatted_20_Text"><text:span text:style-name="Source_20_Text"><text:s text:c="4"/>transform: translate(50px, 50px) rotate(45deg);</text:span></text:p>
      <text:p text:style-name="P13"><text:span text:style-name="Source_20_Text">}</text:span></text:p>
      <text:p text:style-name="Text_20_body">? Here, the element moves <text:span text:style-name="Strong_20_Emphasis">first</text:span> and then rotates.<text:line-break/>? If we swap them (<text:span text:style-name="Source_20_Text">rotate</text:span> first, then <text:span text:style-name="Source_20_Text">translate</text:span>), the <text:span text:style-name="Strong_20_Emphasis">rotation happens at the original position</text:span>, affecting how it moves!</text:p>
      <text:p text:style-name="Horizontal_20_Line"/>
      <text:h text:style-name="Heading_20_3" text:outline-level="3"><text:span text:style-name="Strong_20_Emphasis">Alternative: Applying Transforms Separately</text:span></text:h>
      <text:p text:style-name="Text_20_body">You cannot apply multiple <text:span text:style-name="Source_20_Text">transform</text:span> properties separately like this:</text:p>
      <text:p text:style-name="Preformatted_20_Text"><text:span text:style-name="Source_20_Text">.box {</text:span></text:p>
      <text:p text:style-name="Preformatted_20_Text"><text:span text:style-name="Source_20_Text"><text:s text:c="4"/>transform: rotate(45deg);</text:span></text:p>
      <text:p text:style-name="Preformatted_20_Text"><text:span text:style-name="Source_20_Text"><text:s text:c="4"/>transform: scale(1.5); <text:s/>/* ❌ This will override the previous transform */</text:span></text:p>
      <text:p text:style-name="P13"><text:span text:style-name="Source_20_Text">}</text:span></text:p>
      <text:p text:style-name="Text_20_body"><text:soft-page-break/>? The second <text:span text:style-name="Source_20_Text">transform</text:span> <text:span text:style-name="Strong_20_Emphasis">overwrites</text:span> the first one.<text:line-break/>✅ Instead, combine them in a <text:span text:style-name="Strong_20_Emphasis">single </text:span><text:span text:style-name="Strong_20_Emphasis"><text:span text:style-name="Source_20_Text">transform</text:span></text:span><text:span text:style-name="Strong_20_Emphasis"> property</text:span>.</text:p>
      <text:p text:style-name="Horizontal_20_Line"/>
      <text:h text:style-name="Heading_20_3" text:outline-level="3"><text:span text:style-name="Strong_20_Emphasis">Key Takeaways</text:span></text:h>
      <text:p text:style-name="Text_20_body">✅ You can apply multiple transforms <text:span text:style-name="Strong_20_Emphasis">together</text:span> by chaining them in a <text:span text:style-name="Strong_20_Emphasis">single </text:span><text:span text:style-name="Strong_20_Emphasis"><text:span text:style-name="Source_20_Text">transform</text:span></text:span><text:span text:style-name="Strong_20_Emphasis"> property</text:span>.<text:line-break/>✅ The <text:span text:style-name="Strong_20_Emphasis">order of transforms matters</text:span> as they are applied <text:span text:style-name="Strong_20_Emphasis">sequentially</text:span>.<text:line-break/>✅ Separate <text:span text:style-name="Source_20_Text">transform</text:span> properties <text:span text:style-name="Strong_20_Emphasis">override each other</text:span>.</text:p>
      <text:p text:style-name="Text_20_body">? <text:span text:style-name="Strong_20_Emphasis">Use multiple transforms to create amazing animations and effects!</text:span></text:p>
      <text:p text:style-name="P6"><text:span text:style-name="T3">&lt;!</text:span><text:span text:style-name="T5">DOCTYPE</text:span> <text:span text:style-name="T7">html</text:span><text:span text:style-name="T3">&gt;</text:span></text:p>
      <text:p text:style-name="P5"><text:span text:style-name="T3">&lt;</text:span><text:span text:style-name="T5">html</text:span> <text:span text:style-name="T7">lang</text:span>=<text:span text:style-name="T9">"en"</text:span><text:span text:style-name="T3">&gt;</text:span></text:p>
      <text:p text:style-name="P5"><text:span text:style-name="T3">&lt;</text:span><text:span text:style-name="T5">head</text:span><text:span text:style-name="T3">&gt;</text:span></text:p>
      <text:p text:style-name="P7">    <text:span text:style-name="T4">&lt;</text:span><text:span text:style-name="T6">meta</text:span><text:span text:style-name="T11"> </text:span><text:span text:style-name="T8">charset</text:span><text:span text:style-name="T11">=</text:span><text:span text:style-name="T10">"UTF-8"</text:span><text:span text:style-name="T4">&gt;</text:span></text:p>
      <text:p text:style-name="P7">    <text:span text:style-name="T4">&lt;</text:span><text:span text:style-name="T6">meta</text:span><text:span text:style-name="T11"> </text:span><text:span text:style-name="T8">name</text:span><text:span text:style-name="T11">=</text:span><text:span text:style-name="T10">"viewport"</text:span><text:span text:style-name="T11"> </text:span><text:span text:style-name="T8">content</text:span><text:span text:style-name="T11">=</text:span><text:span text:style-name="T10">"width=device-width, initial-scale=1.0"</text:span><text:span text:style-name="T4">&gt;</text:span></text:p>
      <text:p text:style-name="P7">    <text:span text:style-name="T4">&lt;</text:span><text:span text:style-name="T6">title</text:span><text:span text:style-name="T4">&gt;</text:span><text:span text:style-name="T11">Document</text:span><text:span text:style-name="T4">&lt;/</text:span><text:span text:style-name="T6">title</text:span><text:span text:style-name="T4">&gt;</text:span></text:p>
      <text:p text:style-name="P7">    <text:span text:style-name="T4">&lt;</text:span><text:span text:style-name="T6">style</text:span><text:span text:style-name="T4">&gt;</text:span></text:p>
      <text:p text:style-name="P7">        <text:span text:style-name="T12">body</text:span><text:span text:style-name="T11">{</text:span></text:p>
      <text:p text:style-name="P7">           </text:p>
      <text:p text:style-name="P7">            <text:span text:style-name="T13">height</text:span><text:span text:style-name="T11">: </text:span><text:span text:style-name="T14">50vh</text:span><text:span text:style-name="T11">;</text:span></text:p>
      <text:p text:style-name="P7">            <text:span text:style-name="T13">width</text:span><text:span text:style-name="T11">:</text:span><text:span text:style-name="T14">50vw</text:span><text:span text:style-name="T11">;</text:span></text:p>
      <text:p text:style-name="P7">            </text:p>
      <text:p text:style-name="P7">            <text:span text:style-name="T13">margin</text:span><text:span text:style-name="T11">:</text:span><text:span text:style-name="T14">0</text:span><text:span text:style-name="T11">;</text:span></text:p>
      <text:p text:style-name="P7">            </text:p>
      <text:p text:style-name="P7">        <text:span text:style-name="T11">}</text:span></text:p>
      <text:p text:style-name="P7">        <text:span text:style-name="T12">html</text:span><text:span text:style-name="T11">{</text:span></text:p>
      <text:p text:style-name="P7">            </text:p>
      <text:p text:style-name="P7">           <text:span text:style-name="T15">/* background: red;  */</text:span></text:p>
      <text:p text:style-name="P7">        <text:span text:style-name="T11">}</text:span></text:p>
      <text:p text:style-name="P7">        <text:span text:style-name="T12">.box</text:span><text:span text:style-name="T11">{</text:span></text:p>
      <text:p text:style-name="P7">            </text:p>
      <text:p text:style-name="P7">            <text:span text:style-name="T13">border</text:span><text:span text:style-name="T11">:</text:span><text:span text:style-name="T14">2px</text:span><text:span text:style-name="T11"> </text:span><text:span text:style-name="T10">solid</text:span><text:span text:style-name="T11"> </text:span><text:span text:style-name="T10">red</text:span><text:span text:style-name="T11">;</text:span></text:p>
      <text:p text:style-name="P7">           </text:p>
      <text:p text:style-name="P7">            <text:span text:style-name="T13">transform</text:span><text:span text:style-name="T11">: </text:span><text:span text:style-name="T16">rotate</text:span><text:span text:style-name="T11">(</text:span><text:span text:style-name="T14">45deg</text:span><text:span text:style-name="T11">) </text:span><text:span text:style-name="T16">translate</text:span><text:span text:style-name="T11">(</text:span><text:span text:style-name="T14">1000px</text:span><text:span text:style-name="T11">,</text:span><text:span text:style-name="T14">1000px</text:span><text:span text:style-name="T11">);</text:span></text:p>
      <text:p text:style-name="P7">            </text:p>
      <text:p text:style-name="P7">            </text:p>
      <text:p text:style-name="P7">            <text:span text:style-name="T13">height</text:span><text:span text:style-name="T11">: </text:span><text:span text:style-name="T14">100px</text:span><text:span text:style-name="T11">;</text:span></text:p>
      <text:p text:style-name="P7">            <text:span text:style-name="T13">width</text:span><text:span text:style-name="T11">:</text:span><text:span text:style-name="T14">100px</text:span><text:span text:style-name="T11">;</text:span></text:p>
      <text:p text:style-name="P7">            </text:p>
      <text:p text:style-name="P7">        <text:span text:style-name="T11">}</text:span></text:p>
      <text:p text:style-name="P7">        <text:span text:style-name="T12">.parentBox</text:span><text:span text:style-name="T11">{</text:span></text:p>
      <text:p text:style-name="P7">            <text:span text:style-name="T13">margin</text:span><text:span text:style-name="T11">: </text:span><text:span text:style-name="T14">0px</text:span><text:span text:style-name="T11">;</text:span></text:p>
      <text:p text:style-name="P7">            <text:span text:style-name="T13">border</text:span><text:span text:style-name="T11">:</text:span><text:span text:style-name="T14">2px</text:span><text:span text:style-name="T11"> </text:span><text:span text:style-name="T10">solid</text:span><text:span text:style-name="T11"> </text:span><text:span text:style-name="T10">blue</text:span><text:span text:style-name="T11">;</text:span></text:p>
      <text:p text:style-name="P7">        <text:span text:style-name="T11">}</text:span></text:p>
      <text:p text:style-name="P7">        <text:span text:style-name="T12">.childBox</text:span><text:span text:style-name="T11">{</text:span></text:p>
      <text:p text:style-name="P7">            <text:span text:style-name="T13">position</text:span><text:span text:style-name="T11">:</text:span><text:span text:style-name="T10">absolute</text:span><text:span text:style-name="T11">; </text:span></text:p>
      <text:p text:style-name="P7">            <text:span text:style-name="T13">height</text:span><text:span text:style-name="T11">: </text:span><text:span text:style-name="T14">50px</text:span><text:span text:style-name="T11">;</text:span></text:p>
      <text:p text:style-name="P7">            <text:span text:style-name="T13">width</text:span><text:span text:style-name="T11">: </text:span><text:span text:style-name="T14">50px</text:span><text:span text:style-name="T11">;</text:span></text:p>
      <text:p text:style-name="P7">            <text:span text:style-name="T13">top</text:span><text:span text:style-name="T11">:</text:span><text:span text:style-name="T14">20px</text:span><text:span text:style-name="T11">;</text:span></text:p>
      <text:p text:style-name="P7"><text:soft-page-break/>            <text:span text:style-name="T13">border</text:span><text:span text:style-name="T11">:</text:span><text:span text:style-name="T14">2px</text:span><text:span text:style-name="T11"> </text:span><text:span text:style-name="T10">solid</text:span><text:span text:style-name="T11"> </text:span><text:span text:style-name="T10">blue</text:span><text:span text:style-name="T11">;</text:span></text:p>
      <text:p text:style-name="P7">            </text:p>
      <text:p text:style-name="P7">        <text:span text:style-name="T11">}</text:span></text:p>
      <text:p text:style-name="P7">    <text:span text:style-name="T4">&lt;/</text:span><text:span text:style-name="T6">style</text:span><text:span text:style-name="T4">&gt;</text:span></text:p>
      <text:p text:style-name="P5"><text:span text:style-name="T3">&lt;/</text:span><text:span text:style-name="T5">head</text:span><text:span text:style-name="T3">&gt;</text:span></text:p>
      <text:p text:style-name="P5"><text:span text:style-name="T3">&lt;</text:span><text:span text:style-name="T5">body</text:span><text:span text:style-name="T3">&gt;</text:span></text:p>
      <text:p text:style-name="P7">    <text:span text:style-name="T4">&lt;</text:span><text:span text:style-name="T6">div</text:span><text:span text:style-name="T11"> </text:span><text:span text:style-name="T8">class</text:span><text:span text:style-name="T11">=</text:span><text:span text:style-name="T10">"parentBox"</text:span><text:span text:style-name="T4">&gt;</text:span></text:p>
      <text:p text:style-name="P7">        </text:p>
      <text:p text:style-name="P7">    <text:span text:style-name="T4">&lt;/</text:span><text:span text:style-name="T6">div</text:span><text:span text:style-name="T4">&gt;</text:span></text:p>
      <text:p text:style-name="P7">    </text:p>
      <text:p text:style-name="P7">    <text:span text:style-name="T4">&lt;</text:span><text:span text:style-name="T6">div</text:span><text:span text:style-name="T11"> </text:span><text:span text:style-name="T8">class</text:span><text:span text:style-name="T11">=</text:span><text:span text:style-name="T10">"box"</text:span><text:span text:style-name="T4">&gt;</text:span></text:p>
      <text:p text:style-name="P7">        <text:span text:style-name="T4">&lt;</text:span><text:span text:style-name="T6">div</text:span><text:span text:style-name="T11"> </text:span><text:span text:style-name="T8">class</text:span><text:span text:style-name="T11">=</text:span><text:span text:style-name="T10">"childBox"</text:span><text:span text:style-name="T4">&gt;</text:span></text:p>
      <text:p text:style-name="P8"/>
      <text:p text:style-name="P7">        <text:span text:style-name="T4">&lt;/</text:span><text:span text:style-name="T6">div</text:span><text:span text:style-name="T4">&gt;</text:span><text:span text:style-name="T11">  </text:span></text:p>
      <text:p text:style-name="P7">    <text:span text:style-name="T4">&lt;/</text:span><text:span text:style-name="T6">div</text:span><text:span text:style-name="T4">&gt;</text:span></text:p>
      <text:p text:style-name="P7">    </text:p>
      <text:p text:style-name="P5"><text:span text:style-name="T3">&lt;/</text:span><text:span text:style-name="T5">body</text:span><text:span text:style-name="T3">&gt;</text:span></text:p>
      <text:p text:style-name="P5"><text:span text:style-name="T3">&lt;/</text:span><text:span text:style-name="T5">html</text:span><text:span text:style-name="T3">&gt;</text:span></text:p>
      <text:p text:style-name="P4"/>
      <text:p text:style-name="P4">Why box element does not move in x axis but in y axis </text:p>
      <text:p text:style-name="P4"/>
      <text:p text:style-name="P11">Your <text:span text:style-name="Source_20_Text">.box</text:span> element is not moving as expected in the <text:span text:style-name="Strong_20_Emphasis">X-axis</text:span> but moves in the <text:span text:style-name="Strong_20_Emphasis">Y-axis</text:span> because of the order of transformations applied.</text:p>
      <text:p text:style-name="Horizontal_20_Line"/>
      <text:h text:style-name="Heading_20_3" text:outline-level="3"><text:span text:style-name="Strong_20_Emphasis">Understanding the Issue</text:span></text:h>
      <text:p text:style-name="Text_20_body">In this line:</text:p>
      <text:p text:style-name="P13"><text:span text:style-name="Source_20_Text">transform: rotate(45deg) translate(1000px, 1000px);</text:span></text:p>
      <text:p text:style-name="Text_20_body">? <text:span text:style-name="Strong_20_Emphasis">Order Matters</text:span> in <text:span text:style-name="Source_20_Text">transform</text:span>.<text:line-break/>? <text:span text:style-name="Strong_20_Emphasis">Rotation (</text:span><text:span text:style-name="Strong_20_Emphasis"><text:span text:style-name="Source_20_Text">rotate(45deg)</text:span></text:span><text:span text:style-name="Strong_20_Emphasis">) is applied first, then translation (</text:span><text:span text:style-name="Strong_20_Emphasis"><text:span text:style-name="Source_20_Text">translate(1000px, 1000px)</text:span></text:span><text:span text:style-name="Strong_20_Emphasis">)</text:span>.</text:p>
      <text:p text:style-name="Text_20_body">This means:<text:line-break/>1️⃣ The <text:span text:style-name="Source_20_Text">.box</text:span> <text:span text:style-name="Strong_20_Emphasis">first rotates by 45 degrees</text:span>.<text:line-break/>2️⃣ Then it <text:span text:style-name="Strong_20_Emphasis">translates (moves) in the new rotated direction</text:span>, not along the original X and Y axes!</text:p>
      <text:p text:style-name="Horizontal_20_Line"/>
      <text:h text:style-name="Heading_20_3" text:outline-level="3"><text:span text:style-name="Strong_20_Emphasis">Why Is It Moving Diagonally?</text:span></text:h>
      <text:list xml:id="list7489552019181762435" text:style-name="L12">
        <text:list-item>
          <text:p text:style-name="P41">Since <text:span text:style-name="Source_20_Text">.box</text:span> is rotated <text:span text:style-name="Strong_20_Emphasis">before</text:span> translating, the <text:span text:style-name="Source_20_Text">translate(1000px, 1000px)</text:span> does not move along the original X and Y directions. </text:p>
        </text:list-item>
        <text:list-item>
          <text:p text:style-name="P41">Instead, it moves <text:span text:style-name="Strong_20_Emphasis">1000px in the rotated X-axis direction</text:span> and <text:span text:style-name="Strong_20_Emphasis">1000px in the rotated Y-axis direction</text:span>. </text:p>
        </text:list-item>
        <text:list-item>
          <text:p text:style-name="P31">This results in <text:span text:style-name="Strong_20_Emphasis">diagonal movement</text:span>. </text:p>
        </text:list-item>
      </text:list>
      <text:p text:style-name="Horizontal_20_Line"/>
      <text:h text:style-name="Heading_20_3" text:outline-level="3"><text:soft-page-break/><text:span text:style-name="Strong_20_Emphasis">Solution: Change the Order of Transformations</text:span></text:h>
      <text:p text:style-name="Text_20_body">If you want the box to move <text:span text:style-name="Strong_20_Emphasis">horizontally and vertically before rotating</text:span>, swap the order:</text:p>
      <text:p text:style-name="P13"><text:span text:style-name="Source_20_Text">transform: translate(1000px, 1000px) rotate(45deg);</text:span></text:p>
      <text:p text:style-name="Text_20_body">✅ Now, the box will: 1️⃣ First move <text:span text:style-name="Strong_20_Emphasis">1000px in the X-axis and 1000px in the Y-axis</text:span>.<text:line-break/>2️⃣ Then rotate <text:span text:style-name="Strong_20_Emphasis">45 degrees</text:span> at the new position.</text:p>
      <text:p text:style-name="Horizontal_20_Line"/>
      <text:h text:style-name="Heading_20_3" text:outline-level="3"><text:span text:style-name="Strong_20_Emphasis">Key Takeaways</text:span></text:h>
      <text:p text:style-name="Text_20_body">✅ <text:span text:style-name="Strong_20_Emphasis">Transformations are applied in order from left to right</text:span>.<text:line-break/>✅ <text:span text:style-name="Source_20_Text">rotate()</text:span> changes the coordinate system before <text:span text:style-name="Source_20_Text">translate()</text:span>, affecting movement direction.<text:line-break/>✅ To move in the <text:span text:style-name="Strong_20_Emphasis">original X and Y directions</text:span>, apply <text:span text:style-name="Source_20_Text">translate()</text:span> <text:span text:style-name="Strong_20_Emphasis">before</text:span> <text:span text:style-name="Source_20_Text">rotate()</text:span>.</text:p>
      <text:p text:style-name="Text_20_body">? Try swapping them and see the difference!</text:p>
      <text:p text:style-name="P4">What does relative position do </text:p>
      <text:p text:style-name="P4"/>
      <text:h text:style-name="P14" text:outline-level="3"><text:span text:style-name="Strong_20_Emphasis">What Does </text:span><text:span text:style-name="Strong_20_Emphasis"><text:span text:style-name="Source_20_Text">position: relative;</text:span></text:span><text:span text:style-name="Strong_20_Emphasis"> Do in CSS?</text:span></text:h>
      <text:p text:style-name="Text_20_body"><text:span text:style-name="Source_20_Text">position: relative;</text:span> allows an element to be <text:span text:style-name="Strong_20_Emphasis">positioned relative to its normal position</text:span> without affecting other elements. It remains <text:span text:style-name="Strong_20_Emphasis">in the normal document flow</text:span>, but you can adjust its position using <text:span text:style-name="Strong_20_Emphasis">top, right, bottom, and left</text:span>.</text:p>
      <text:p text:style-name="Horizontal_20_Line"/>
      <text:h text:style-name="Heading_20_3" text:outline-level="3"><text:span text:style-name="Strong_20_Emphasis">How It Works</text:span></text:h>
      <text:list xml:id="list6086010535949363712" text:style-name="L13">
        <text:list-item>
          <text:p text:style-name="P42">The element stays <text:span text:style-name="Strong_20_Emphasis">in its original place</text:span> in the layout. </text:p>
        </text:list-item>
        <text:list-item>
          <text:p text:style-name="P42">When you use <text:span text:style-name="Strong_20_Emphasis">top, right, bottom, or left</text:span>, the element moves <text:span text:style-name="Strong_20_Emphasis">relative to itself</text:span>. </text:p>
        </text:list-item>
        <text:list-item>
          <text:p text:style-name="P32">Other elements <text:span text:style-name="Strong_20_Emphasis">do not</text:span> move to fill its original space. </text:p>
        </text:list-item>
      </text:list>
      <text:p text:style-name="Horizontal_20_Line"/>
      <text:h text:style-name="Heading_20_3" text:outline-level="3"><text:span text:style-name="Strong_20_Emphasis">Example</text:span></text:h>
      <text:p text:style-name="Preformatted_20_Text"><text:span text:style-name="Source_20_Text">.box {</text:span></text:p>
      <text:p text:style-name="Preformatted_20_Text"><text:span text:style-name="Source_20_Text"><text:s text:c="4"/>position: relative;</text:span></text:p>
      <text:p text:style-name="Preformatted_20_Text"><text:span text:style-name="Source_20_Text"><text:s text:c="4"/>top: 20px;</text:span></text:p>
      <text:p text:style-name="Preformatted_20_Text"><text:span text:style-name="Source_20_Text"><text:s text:c="4"/>left: 30px;</text:span></text:p>
      <text:p text:style-name="Preformatted_20_Text"><text:span text:style-name="Source_20_Text"><text:s text:c="4"/>width: 100px;</text:span></text:p>
      <text:p text:style-name="Preformatted_20_Text"><text:span text:style-name="Source_20_Text"><text:s text:c="4"/>height: 100px;</text:span></text:p>
      <text:p text:style-name="Preformatted_20_Text"><text:span text:style-name="Source_20_Text"><text:s text:c="4"/>background: red;</text:span></text:p>
      <text:p text:style-name="P13"><text:span text:style-name="Source_20_Text">}</text:span></text:p>
      <text:p text:style-name="Text_20_body">? The <text:span text:style-name="Source_20_Text">.box</text:span> moves <text:span text:style-name="Strong_20_Emphasis">20px down</text:span> and <text:span text:style-name="Strong_20_Emphasis">30px right</text:span>, but the space it originally occupied <text:span text:style-name="Strong_20_Emphasis">remains empty</text:span>.</text:p>
      <text:p text:style-name="Horizontal_20_Line"/>
      <text:h text:style-name="Heading_20_3" text:outline-level="3"><text:span text:style-name="Strong_20_Emphasis">Key Features of </text:span><text:span text:style-name="Strong_20_Emphasis"><text:span text:style-name="Source_20_Text">relative</text:span></text:span><text:span text:style-name="Strong_20_Emphasis"> Positioning</text:span></text:h>
      <text:p text:style-name="Text_20_body">✅ <text:span text:style-name="Strong_20_Emphasis">Moves relative to itself</text:span>, not another element.<text:line-break/><text:soft-page-break/>✅ <text:span text:style-name="Strong_20_Emphasis">Does not remove the element from normal document flow</text:span>.<text:line-break/>✅ <text:span text:style-name="Strong_20_Emphasis">Other elements remain in their original positions</text:span>.<text:line-break/>✅ Often used as a <text:span text:style-name="Strong_20_Emphasis">reference</text:span> for <text:span text:style-name="Source_20_Text">absolute</text:span> positioned child elements.</text:p>
      <text:p text:style-name="Horizontal_20_Line"/>
      <text:h text:style-name="Heading_20_3" text:outline-level="3"><text:span text:style-name="Strong_20_Emphasis">Common Use Case</text:span></text:h>
      <text:p text:style-name="Text_20_body">? It is often used as a parent container for <text:span text:style-name="Strong_20_Emphasis">absolute</text:span> positioned child elements.</text:p>
      <text:p text:style-name="Preformatted_20_Text"><text:span text:style-name="Source_20_Text">.parent {</text:span></text:p>
      <text:p text:style-name="Preformatted_20_Text"><text:span text:style-name="Source_20_Text"><text:s text:c="4"/>position: relative; <text:s/>/* Acts as a reference */</text:span></text:p>
      <text:p text:style-name="Preformatted_20_Text"><text:span text:style-name="Source_20_Text"><text:s text:c="4"/>width: 300px;</text:span></text:p>
      <text:p text:style-name="Preformatted_20_Text"><text:span text:style-name="Source_20_Text"><text:s text:c="4"/>height: 300px;</text:span></text:p>
      <text:p text:style-name="Preformatted_20_Text"><text:span text:style-name="Source_20_Text"><text:s text:c="4"/>background: lightblue;</text:span></text:p>
      <text:p text:style-name="Preformatted_20_Text"><text:span text:style-name="Source_20_Text">}</text:span></text:p>
      <text:p text:style-name="Preformatted_20_Text"/>
      <text:p text:style-name="Preformatted_20_Text"><text:span text:style-name="Source_20_Text">.child {</text:span></text:p>
      <text:p text:style-name="Preformatted_20_Text"><text:span text:style-name="Source_20_Text"><text:s text:c="4"/>position: absolute;</text:span></text:p>
      <text:p text:style-name="Preformatted_20_Text"><text:span text:style-name="Source_20_Text"><text:s text:c="4"/>top: 50px;</text:span></text:p>
      <text:p text:style-name="Preformatted_20_Text"><text:span text:style-name="Source_20_Text"><text:s text:c="4"/>left: 50px;</text:span></text:p>
      <text:p text:style-name="Preformatted_20_Text"><text:span text:style-name="Source_20_Text"><text:s text:c="4"/>width: 100px;</text:span></text:p>
      <text:p text:style-name="Preformatted_20_Text"><text:span text:style-name="Source_20_Text"><text:s text:c="4"/>height: 100px;</text:span></text:p>
      <text:p text:style-name="Preformatted_20_Text"><text:span text:style-name="Source_20_Text"><text:s text:c="4"/>background: red;</text:span></text:p>
      <text:p text:style-name="P13"><text:span text:style-name="Source_20_Text">}</text:span></text:p>
      <text:p text:style-name="Text_20_body">✅ Here, <text:span text:style-name="Source_20_Text">.child</text:span> is positioned <text:span text:style-name="Strong_20_Emphasis">relative to </text:span><text:span text:style-name="Strong_20_Emphasis"><text:span text:style-name="Source_20_Text">.parent</text:span></text:span>, not the whole page.</text:p>
      <text:p text:style-name="Horizontal_20_Line"/>
      <text:h text:style-name="Heading_20_3" text:outline-level="3"><text:span text:style-name="Strong_20_Emphasis">Comparison with Other Positions</text:span></text:h>
      <table:table table:name="Table2" table:style-name="Table2">
        <table:table-column table:style-name="Table2.A"/>
        <table:table-column table:style-name="Table2.B"/>
        <table:table-header-rows>
          <table:table-row>
            <table:table-cell table:style-name="Table2.A1" office:value-type="string">
              <text:p text:style-name="Table_20_Heading">Position</text:p>
            </table:table-cell>
            <table:table-cell table:style-name="Table2.A1" office:value-type="string">
              <text:p text:style-name="Table_20_Heading">Effect</text:p>
            </table:table-cell>
          </table:table-row>
        </table:table-header-rows>
        <table:table-row>
          <table:table-cell table:style-name="Table2.A1" office:value-type="string">
            <text:p text:style-name="Table_20_Contents"><text:span text:style-name="Source_20_Text">static</text:span></text:p>
          </table:table-cell>
          <table:table-cell table:style-name="Table2.A1" office:value-type="string">
            <text:p text:style-name="Table_20_Contents">Default (no special positioning)</text:p>
          </table:table-cell>
        </table:table-row>
        <table:table-row>
          <table:table-cell table:style-name="Table2.A1" office:value-type="string">
            <text:p text:style-name="Table_20_Contents"><text:span text:style-name="Source_20_Text">relative</text:span></text:p>
          </table:table-cell>
          <table:table-cell table:style-name="Table2.A1" office:value-type="string">
            <text:p text:style-name="Table_20_Contents">Moves relative to its original position</text:p>
          </table:table-cell>
        </table:table-row>
        <table:table-row>
          <table:table-cell table:style-name="Table2.A1" office:value-type="string">
            <text:p text:style-name="Table_20_Contents"><text:span text:style-name="Source_20_Text">absolute</text:span></text:p>
          </table:table-cell>
          <table:table-cell table:style-name="Table2.A1" office:value-type="string">
            <text:p text:style-name="Table_20_Contents">Moves relative to the nearest <text:span text:style-name="Strong_20_Emphasis">positioned</text:span> ancestor</text:p>
          </table:table-cell>
        </table:table-row>
        <table:table-row>
          <table:table-cell table:style-name="Table2.A1" office:value-type="string">
            <text:p text:style-name="Table_20_Contents"><text:span text:style-name="Source_20_Text">fixed</text:span></text:p>
          </table:table-cell>
          <table:table-cell table:style-name="Table2.A1" office:value-type="string">
            <text:p text:style-name="Table_20_Contents">Stays fixed relative to the <text:span text:style-name="Strong_20_Emphasis">viewport</text:span></text:p>
          </table:table-cell>
        </table:table-row>
        <table:table-row>
          <table:table-cell table:style-name="Table2.A1" office:value-type="string">
            <text:p text:style-name="Table_20_Contents"><text:span text:style-name="Source_20_Text">sticky</text:span></text:p>
          </table:table-cell>
          <table:table-cell table:style-name="Table2.A1" office:value-type="string">
            <text:p text:style-name="Table_20_Contents">Sticks to a position when scrolling</text:p>
          </table:table-cell>
        </table:table-row>
      </table:table>
      <text:p text:style-name="Horizontal_20_Line"/>
      <text:p text:style-name="Text_20_body">? <text:span text:style-name="Strong_20_Emphasis">Use </text:span><text:span text:style-name="Strong_20_Emphasis"><text:span text:style-name="Source_20_Text">position: relative;</text:span></text:span><text:span text:style-name="Strong_20_Emphasis"> when you want an element to move without affecting other elements or when you need a reference for absolute positioning!</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1M55S</meta:editing-duration>
    <meta:editing-cycles>36</meta:editing-cycles>
    <meta:generator>OpenOffice/4.1.15$Win32 OpenOffice.org_project/4115m2$Build-9813</meta:generator>
    <dc:date>2025-02-03T00:27:50.72</dc:date>
    <meta:document-statistic meta:table-count="2" meta:image-count="0" meta:object-count="0" meta:page-count="12" meta:paragraph-count="389" meta:word-count="2412" meta:character-count="16102"/>
    <meta:user-defined meta:name="Info 1"/>
    <meta:user-defined meta:name="Info 2"/>
    <meta:user-defined meta:name="Info 3"/>
    <meta:user-defined meta:name="Info 4"/>
  </office:meta>
</office:document-meta>
</file>